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5.75cm" fo:min-width="15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1.75cm" fo:min-width="9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Per_20_defecte">
        <draw:custom-shape draw:style-name="gr1" draw:text-style-name="P1" draw:layer="layout" svg:width="16cm" svg:height="16cm" svg:x="2cm" svg:y="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9.999cm" svg:height="11.999cm" svg:x="4cm" svg:y="10cm" svg:viewBox="0 0 10000 12000" svg:d="M1000 11000h8000v-10000h-8000zM0 12000v-12000h10000v12000z">
          <text:p/>
        </draw:path>
        <draw:polygon draw:style-name="gr2" draw:text-style-name="P2" draw:layer="layout" svg:width="9.999cm" svg:height="11.999cm" svg:x="6cm" svg:y="8cm" svg:viewBox="0 0 10000 12000" draw:points="8000,11000 9000,11000 9000,1000 1000,1000 1000,2000 0,2000 0,0 10000,0 10000,12000 8000,1200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8T15:40:42.897000000</meta:creation-date>
    <dc:date>2020-02-28T16:29:53.299000000</dc:date>
    <meta:editing-duration>PT20M24S</meta:editing-duration>
    <meta:editing-cycles>7</meta:editing-cycles>
    <meta:generator>LibreOffice/6.3.4.2$Windows_X86_64 LibreOffice_project/60da17e045e08f1793c57c00ba83cdfce946d0aa</meta:generator>
    <meta:document-statistic meta:object-count="3"/>
  </office:meta>
</office:document-meta>
</file>